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5405" officeooo:paragraph-rsid="00175405"/>
    </style:style>
    <style:style style:name="P2" style:family="paragraph" style:parent-style-name="Standard">
      <style:paragraph-properties fo:text-align="start" style:justify-single-word="false"/>
      <style:text-properties officeooo:rsid="00175405" officeooo:paragraph-rsid="00182f39"/>
    </style:style>
    <style:style style:name="P3" style:family="paragraph" style:parent-style-name="Standard">
      <style:paragraph-properties fo:text-align="start" style:justify-single-word="false"/>
      <style:text-properties officeooo:rsid="00175405" officeooo:paragraph-rsid="001dcb39"/>
    </style:style>
    <style:style style:name="P4" style:family="paragraph" style:parent-style-name="Standard">
      <style:paragraph-properties fo:text-align="center" style:justify-single-word="false"/>
      <style:text-properties officeooo:rsid="00175405" officeooo:paragraph-rsid="00163993"/>
    </style:style>
    <style:style style:name="P5" style:family="paragraph" style:parent-style-name="Standard">
      <style:paragraph-properties fo:text-align="start" style:justify-single-word="false"/>
      <style:text-properties officeooo:rsid="00182f39" officeooo:paragraph-rsid="00182f39"/>
    </style:style>
    <style:style style:name="P6" style:family="paragraph" style:parent-style-name="Standard">
      <style:paragraph-properties fo:text-align="start" style:justify-single-word="false"/>
      <style:text-properties officeooo:rsid="001e276d" officeooo:paragraph-rsid="001e276d"/>
    </style:style>
    <style:style style:name="P7" style:family="paragraph" style:parent-style-name="Standard">
      <style:paragraph-properties fo:text-align="start" style:justify-single-word="false"/>
      <style:text-properties officeooo:rsid="00219ebf" officeooo:paragraph-rsid="001e276d"/>
    </style:style>
    <style:style style:name="P8" style:family="paragraph" style:parent-style-name="Standard">
      <style:paragraph-properties fo:text-align="start" style:justify-single-word="false"/>
      <style:text-properties officeooo:rsid="00208380" officeooo:paragraph-rsid="00208380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163993" officeooo:paragraph-rsid="00163993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21b04c" officeooo:paragraph-rsid="0021b04c"/>
    </style:style>
    <style:style style:name="P11" style:family="paragraph" style:parent-style-name="Standard">
      <style:paragraph-properties fo:text-align="start" style:justify-single-word="false"/>
      <style:text-properties officeooo:rsid="002d9fa4" officeooo:paragraph-rsid="002d9fa4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19ebf" officeooo:paragraph-rsid="001e276d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e276d" officeooo:paragraph-rsid="001e276d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208380" officeooo:paragraph-rsid="00208380"/>
    </style:style>
    <style:style style:name="P15" style:family="paragraph" style:parent-style-name="Standard" style:list-style-name="L4">
      <style:paragraph-properties fo:text-align="start" style:justify-single-word="false"/>
      <style:text-properties officeooo:rsid="002d9fa4" officeooo:paragraph-rsid="002d9fa4"/>
    </style:style>
    <style:style style:name="P16" style:family="paragraph" style:parent-style-name="Standard">
      <style:paragraph-properties fo:text-align="start" style:justify-single-word="false"/>
      <style:text-properties officeooo:rsid="002eeecc" officeooo:paragraph-rsid="002eeecc"/>
    </style:style>
    <style:style style:name="P17" style:family="paragraph" style:parent-style-name="Standard" style:list-style-name="L5">
      <style:paragraph-properties fo:text-align="start" style:justify-single-word="false"/>
      <style:text-properties officeooo:rsid="002ef120" officeooo:paragraph-rsid="002ef120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ef120" officeooo:paragraph-rsid="002ef120" style:font-weight-asian="bold" style:font-weight-complex="bold"/>
    </style:style>
    <style:style style:name="T1" style:family="text">
      <style:text-properties officeooo:rsid="00182f39"/>
    </style:style>
    <style:style style:name="T2" style:family="text">
      <style:text-properties officeooo:rsid="0021b04c"/>
    </style:style>
    <style:style style:name="T3" style:family="text">
      <style:text-properties officeooo:rsid="0023629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1c10d"/>
    </style:style>
    <style:style style:name="T6" style:family="text">
      <style:text-properties officeooo:rsid="0033382e"/>
    </style:style>
    <style:style style:name="T7" style:family="text">
      <style:text-properties officeooo:rsid="0033a562"/>
    </style:style>
    <style:style style:name="T8" style:family="text">
      <style:text-properties officeooo:rsid="0034f8b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OSS-less chassis</text:p>
      <text:p text:style-name="P4"/>
      <text:p text:style-name="P1"><text:span text:style-name="T4">Zadatak</text:span>:</text:p>
      <text:p text:style-name="P1"/>
      <text:p text:style-name="P1">-naci biblioteku za joypad da nije za ROS </text:p>
      <text:p text:style-name="P1"><text:a xlink:type="simple" xlink:href="https://github.com/ros-drivers/joystick_drivers/blob/main/joy/src/joy_node.cpp" text:style-name="Internet_20_link" text:visited-style-name="Visited_20_Internet_20_Link">https://github.com/ros-drivers/joystick_drivers/blob/main/joy/src/joy_node.cpp</text:a> – <text:span text:style-name="T1">za ros</text:span></text:p>
      <text:p text:style-name="P1"/>
      <text:p text:style-name="P5">Bez rosa :</text:p>
      <text:p text:style-name="P2"><text:a xlink:type="simple" xlink:href="https://github.com/Tasssadar/libenjoy" text:style-name="Internet_20_link" text:visited-style-name="Visited_20_Internet_20_Link">https://github.com/Tasssadar/libenjoy</text:a></text:p>
      <text:p text:style-name="P2"/>
      <text:p text:style-name="P5">-u pajtonu</text:p>
      <text:p text:style-name="P1"><text:a xlink:type="simple" xlink:href="https://github.com/UbiquityRobotics/ubiquity_motor/blob/kinetic-devel/scripts/test_motor_board.py" text:style-name="Internet_20_link" text:visited-style-name="Visited_20_Internet_20_Link">https://github.com/UbiquityRobotics/ubiquity_motor/blob/kinetic-devel/scripts/test_motor_board.py</text:a></text:p>
      <text:p text:style-name="P1"/>
      <text:p text:style-name="P3"/>
      <text:list xml:id="list1487300849" text:style-name="L1">
        <text:list-item>
          <text:p text:style-name="P12"><text:span text:style-name="T4">x-osa:</text:span> axis2 (levo negativno, desno pozitivno) <text:span text:style-name="T5">[</text:span>-32767 , 32767<text:span text:style-name="T5">]</text:span></text:p>
        </text:list-item>
        <text:list-item>
          <text:p text:style-name="P12"><text:span text:style-name="T4">y-osa:</text:span> axis1 (dole pozitivno, gore negativno) <text:span text:style-name="T5">[</text:span>-32767, 32767<text:span text:style-name="T5">]</text:span> </text:p>
        </text:list-item>
      </text:list>
      <text:p text:style-name="P7"/>
      <text:p text:style-name="P6">Driver/App/wc_rosless_teleop – <text:span text:style-name="T2">citanje komandi sa joypad-a i slanje na /dev/motor_ctrl <text:s/></text:span></text:p>
      <text:p text:style-name="P6"/>
      <text:list xml:id="list1009603781" text:style-name="L2">
        <text:list-item>
          <text:p text:style-name="P13">test.c – prosirena testna aplikacija za joypad </text:p>
        </text:list-item>
      </text:list>
      <text:p text:style-name="P6"><text:tab/></text:p>
      <text:list xml:id="list211233469" text:style-name="L3">
        <text:list-item>
          <text:p text:style-name="P14">Dodate funkcije:</text:p>
          <text:p text:style-name="P14"/>
          <text:list>
            <text:list-item>
              <text:p text:style-name="P14"><text:span text:style-name="T4">int joypad2duty(int joyNum)</text:span> – <text:span text:style-name="T3">citanje brojeva sa joypad-a </text:span><text:span text:style-name="T7">i</text:span><text:span text:style-name="T3"> mapira se na faktor ispune servo motora [350,650]</text:span></text:p>
            </text:list-item>
          </text:list>
        </text:list-item>
      </text:list>
      <text:p text:style-name="P8"/>
      <text:list xml:id="list211829516044591" text:continue-numbering="true" text:style-name="L3">
        <text:list-item>
          <text:list>
            <text:list-item>
              <text:p text:style-name="P14"><text:span text:style-name="T4">int joypad2speed(int joyNum)</text:span> – <text:span text:style-name="T3">citanje brojeva sa joypad-a </text:span><text:span text:style-name="T7">i</text:span><text:span text:style-name="T3"> mapira se na faktor ispune BLDC motora [-100, 100] (|speed| = [0,100])</text:span></text:p>
            </text:list-item>
          </text:list>
        </text:list-item>
      </text:list>
      <text:p text:style-name="P8"/>
      <text:list xml:id="list211829660252698" text:continue-numbering="true" text:style-name="L3">
        <text:list-item>
          <text:list>
            <text:list-item>
              <text:p text:style-name="P14"><text:span text:style-name="T4">int runServo(int duty)</text:span> – logika uzeta iz <text:span text:style-name="T6">test_bldc</text:span>.c – <text:span text:style-name="T3">poziva se kada joypad procita event sa x-ose (axis = 2)</text:span></text:p>
            </text:list-item>
          </text:list>
        </text:list-item>
      </text:list>
      <text:p text:style-name="P8"/>
      <text:list xml:id="list211828434920598" text:continue-numbering="true" text:style-name="L3">
        <text:list-item>
          <text:list>
            <text:list-item>
              <text:p text:style-name="P14"><text:span text:style-name="T4">int runBLDC(int speed) </text:span>– logika uzeta iz test_bldc.c – <text:span text:style-name="T3">poziva se kada joypad procita event sa y-ose (axis = 1)</text:span></text:p>
            </text:list-item>
          </text:list>
        </text:list-item>
      </text:list>
      <text:p text:style-name="P10"/>
      <text:p text:style-name="P11"><text:span text:style-name="T4">Izmene u test.c </text:span>(19/1/2024) :</text:p>
      <text:p text:style-name="P11"/>
      <text:list xml:id="list4157282203" text:style-name="L4">
        <text:list-item>
          <text:p text:style-name="P15">Funkcija int joypad2speed(joyNum) – promenjen opseg i nacin mapiranja </text:p>
        </text:list-item>
        <text:list-item>
          <text:p text:style-name="P15">static int16_t duty[2]; - duty[0] =&gt; BLDC, duty[1] =&gt; servo</text:p>
        </text:list-item>
        <text:list-item>
          <text:p text:style-name="P15">Funkcija int runServo(duty_servo) – upisivanje vrednosti u duty[1] (ne duties[1])</text:p>
        </text:list-item>
      </text:list>
      <text:p text:style-name="P11"/>
      <text:p text:style-name="P16">(dodato mapiranje.c za <text:span text:style-name="T8">proveru</text:span> da li se dobro mapiraju vrednosti sa joypada na BLDC motor)</text:p>
      <text:p text:style-name="P16"/>
      <text:p text:style-name="P18">Uputstvo za pokretanje testne aplikacije: </text:p>
      <text:list xml:id="list4142295303" text:style-name="L5">
        <text:list-item>
          <text:p text:style-name="P17">postaviti dobru apsolutnu putanju za #inlcude “motor_ctrl.h”</text:p>
        </text:list-item>
        <text:list-item>
          <text:p text:style-name="P17">make -f Makefile</text:p>
        </text:list-item>
        <text:list-item>
          <text:p text:style-name="P17">./test_chassi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21:04:22.589736766</meta:creation-date>
    <meta:editing-duration>PT10M10S</meta:editing-duration>
    <meta:editing-cycles>8</meta:editing-cycles>
    <meta:generator>LibreOffice/7.3.7.2$Linux_X86_64 LibreOffice_project/30$Build-2</meta:generator>
    <dc:date>2024-01-19T21:18:27.499842842</dc:date>
    <meta:document-statistic meta:table-count="0" meta:image-count="0" meta:object-count="0" meta:page-count="1" meta:paragraph-count="28" meta:word-count="205" meta:character-count="1521" meta:non-whitespace-character-count="1338"/>
  </office:meta>
</office:document-meta>
</file>